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NimbusRomNo9L-ReguItal" svg:font-family="NimbusRomNo9L-ReguItal"/>
    <style:font-face style:name="TimesNewRoman" svg:font-family="TimesNewRoman"/>
    <style:font-face style:name="TimesNewRoman,BoldItalic" svg:font-family="'TimesNewRoman,BoldItalic'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1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67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17.11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NimbusRomNo9L-Reg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NewRoman" fo:font-size="22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22.5pt" style:language-asian="none" style:country-asian="none" style:font-style-asian="normal" style:font-weight-asian="normal" style:font-size-complex="22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NewRoman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NewRoman,BoldItalic" fo:font-size="8.5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8.5pt" style:language-asian="none" style:country-asian="none" style:font-style-asian="italic" style:font-weight-asian="bold" style:font-size-complex="8.5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NimbusRomNo9L-Regu" fo:font-size="12pt" style:font-name-asian="NimbusRomNo9L-Regu" style:font-name-complex="NimbusRomNo9L-Regu" style:font-size-asian="12pt" style:font-size-complex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RomNo9L-ReguItal" fo:font-style="italic" style:font-name-asian="NimbusRomNo9L-ReguItal" style:font-name-complex="NimbusRomNo9L-ReguItal" style:font-style-asian="italic" style:font-style-complex="italic"/>
    </style:style>
    <style:style style:name="T4" style:family="text">
      <style:text-properties style:font-name="NimbusRomNo9L-Regu" fo:font-size="10pt" style:font-name-asian="NimbusRomNo9L-Regu" style:font-name-complex="NimbusRomNo9L-Regu" style:font-size-asian="10pt" style:font-size-complex="10pt"/>
    </style:style>
    <style:style style:name="T5" style:family="text">
      <style:text-properties style:font-name="NimbusRomNo9L-Regu" style:font-name-asian="NimbusRomNo9L-Regu" style:font-name-complex="NimbusRomNo9L-Reg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Nome do artigo</text:p>
          </table:table-cell>
          <table:table-cell table:style-name="ce2" office:value-type="string" calcext:value-type="string">
            <text:p>Towards Understanding Digital Information Discovery and Curation</text:p>
          </table:table-cell>
          <table:table-cell table:style-name="ce6" office:value-type="string" calcext:value-type="string">
            <text:p>Towards Sustainable Curation and Preservation:</text:p>
          </table:table-cell>
        </table:table-row>
        <table:table-row table:style-name="ro2">
          <table:table-cell table:style-name="ce1" office:value-type="string" calcext:value-type="string">
            <text:p>Autores</text:p>
          </table:table-cell>
          <table:table-cell table:style-name="ce3" office:value-type="string" calcext:value-type="string">
            <text:p><text:span text:style-name="T1">Elena Voyloshnikova, </text:span></text:p>
            <text:p><text:span text:style-name="T1">Margaret-Anne Storey</text:span></text:p>
          </table:table-cell>
          <table:table-cell table:style-name="ce7" office:value-type="string" calcext:value-type="string">
            <text:p>The SEAD Project’s Data Services Approach</text:p>
          </table:table-cell>
        </table:table-row>
        <table:table-row table:style-name="ro3">
          <table:table-cell table:style-name="ce1" office:value-type="string" calcext:value-type="string">
            <text:p>Ano</text:p>
          </table:table-cell>
          <table:table-cell table:style-name="ce3"/>
          <table:table-cell/>
        </table:table-row>
        <table:table-row table:style-name="ro3">
          <table:table-cell table:style-name="ce1" office:value-type="string" calcext:value-type="string">
            <text:p>Repositório</text:p>
          </table:table-cell>
          <table:table-cell table:style-name="ce3" office:value-type="string" calcext:value-type="string">
            <text:p>ACM</text:p>
          </table:table-cell>
          <table:table-cell office:value-type="string" calcext:value-type="string">
            <text:p>IEEE</text:p>
          </table:table-cell>
        </table:table-row>
        <table:table-row table:style-name="ro3">
          <table:table-cell table:style-name="ce1"/>
          <table:table-cell table:style-name="ce3"/>
          <table:table-cell/>
        </table:table-row>
        <table:table-row table:style-name="ro4">
          <table:table-cell table:style-name="ce1" office:value-type="string" calcext:value-type="string">
            <text:p>Quais sistemas foram citados?</text:p>
          </table:table-cell>
          <table:table-cell table:style-name="ce4" office:value-type="string" calcext:value-type="string">
            <text:p>Pinterest, Delicious, Tumblr, StumbleUpon, Wikipedia, GoogleMaps, RottenTomatoes,500px,BuckedList, We Hear It, Scoop.it!, Google Images, Vimeo, LifeHacker, YouTube, Yelp, IMDb, Trip Adviser, Urban Spoon, Thesaurus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1" office:value-type="string" calcext:value-type="string">
            <text:p>Esses sistemas foram usados para curadoria?</text:p>
          </table:table-cell>
          <table:table-cell table:style-name="ce3" office:value-type="string" calcext:value-type="string">
            <text:p><text:span text:style-name="T2">Os sistemas em questão, tratados como aplicações Web com suporte à descoberta de informação,</text:span> não foram usados na implementação de uma curadoria específica. Ao contrário, foram analisados quanto ao potencial para uma possível curadoria da informação.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1" office:value-type="string" calcext:value-type="string">
            <text:p>Como?</text:p>
          </table:table-cell>
          <table:table-cell table:style-name="ce3" office:value-type="string" calcext:value-type="string">
            <text:p>Os sistemas não foram usados para curadoria, não sendo possível delimitar o como a mesma teria ocorrido. Por outro lado, a análise do potencial para curadoria foi feito via framework, desenvolvido pelos autores.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" office:value-type="string" calcext:value-type="string">
            <text:p>Quais as perguntas os autores tentaram responder?</text:p>
          </table:table-cell>
          <table:table-cell table:style-name="ce3" office:value-type="string" calcext:value-type="string">
            <text:p><text:span text:style-name="T3">RQ1: How do existing Web applications support</text:span></text:p>
            <text:p><text:span text:style-name="T3">information discovery?</text:span></text:p>
            <text:p><text:span text:style-name="T3">RQ2: How do existing information discovery</text:span></text:p>
            <text:p><text:span text:style-name="T3">applications support information curation?</text:span></text:p>
          </table:table-cell>
          <table:table-cell office:value-type="string" calcext:value-type="string">
            <text:p><text:s text:c="2"/></text:p>
          </table:table-cell>
        </table:table-row>
        <table:table-row table:style-name="ro6">
          <table:table-cell table:style-name="ce1" office:value-type="string" calcext:value-type="string">
            <text:p>Foi feito algum experimento?</text:p>
          </table:table-cell>
          <table:table-cell table:style-name="ce3" office:value-type="string" calcext:value-type="string">
            <text:p><text:s/>Sim, a análise via framework conceitual.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1" office:value-type="string" calcext:value-type="string">
            <text:p>Quais características do estudo (nº de participantes, características, ambiente, etc)</text:p>
          </table:table-cell>
          <table:table-cell table:style-name="ce3" office:value-type="string" calcext:value-type="string">
            <text:p><text:s/>Avaliação feita através da avaliação de 20 diferentes aplicações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" office:value-type="string" calcext:value-type="string">
            <text:p>Quais as estratégias de curadoria</text:p>
          </table:table-cell>
          <table:table-cell table:style-name="ce3" office:value-type="string" calcext:value-type="string">
            <text:p>As estratégias de curadoria analisadas dizem respeito a quatro abordagens: <text:span text:style-name="T4">information management,</text:span></text:p>
            <text:p><text:span text:style-name="T5">preservation, information enhancement, and</text:span></text:p>
            <text:p><text:span text:style-name="T5">Sharing.</text:span>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1" office:value-type="string" calcext:value-type="string">
            <text:p>Quais conclusões os pesquisadores chegaram?</text:p>
          </table:table-cell>
          <table:table-cell table:style-name="ce4" office:value-type="string" calcext:value-type="string">
            <text:p>As autoras puderam deduzir os fatores e questões importantes para a construção e avaliação de ferramentas Web de descoberta da informação. 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1" office:value-type="string" calcext:value-type="string">
            <text:p>Palavras-cahve</text:p>
          </table:table-cell>
          <table:table-cell table:style-name="ce4" office:value-type="string" calcext:value-type="string">
            <text:p>information discovery, information curation, Web application tools, system evaluation</text:p>
          </table:table-cell>
          <table:table-cell table:style-name="ce8" office:value-type="string" calcext:value-type="string">
            <text:p>data curation, data preservation, research</text:p>
          </table:table-cell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productivity, semantic web, content management, web services</text:p>
          </table:table-cell>
        </table:table-row>
        <table:table-row table:style-name="ro3">
          <table:table-cell table:style-name="ce1" office:value-type="string" calcext:value-type="string">
            <text:p>Score</text:p>
          </table:table-cell>
          <table:table-cell table:number-columns-repeated="2"/>
        </table:table-row>
        <table:table-row table:style-name="ro3" table:number-rows-repeated="1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RomNo9L-Regu" svg:font-family="NimbusRomNo9L-Regu"/>
    <style:font-face style:name="NimbusRomNo9L-ReguItal" svg:font-family="NimbusRomNo9L-ReguItal"/>
    <style:font-face style:name="TimesNewRoman" svg:font-family="TimesNewRoman"/>
    <style:font-face style:name="TimesNewRoman,BoldItalic" svg:font-family="'TimesNewRoman,BoldItalic'"/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6:05:24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6-18T18:01:43.828000000</dc:date>
    <meta:editing-duration>PT1H18M14S</meta:editing-duration>
    <meta:editing-cycles>7</meta:editing-cycles>
    <meta:document-statistic meta:table-count="1" meta:cell-count="39" meta:object-count="0"/>
  </office:meta>
</office:document-meta>
</file>